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9cm" fo:margin-left="-1.524cm" table:align="left" fo:background-color="#f7f7f7">
        <style:background-image/>
      </style:table-properties>
    </style:style>
    <style:style style:name="Table1.A" style:family="table-column">
      <style:table-column-properties style:column-width="3.281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4.471cm"/>
    </style:style>
    <style:style style:name="Table1.D" style:family="table-column">
      <style:table-column-properties style:column-width="4.657cm"/>
    </style:style>
    <style:style style:name="Table1.E" style:family="table-column">
      <style:table-column-properties style:column-width="5.186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ddddd"/>
    </style:style>
    <style:style style:name="Table1.3" style:family="table-row">
      <style:table-row-properties fo:background-color="#f8f8f8">
        <style:background-image/>
      </style:table-row-properties>
    </style:style>
    <style:style style:name="P1" style:family="paragraph" style:parent-style-name="Table_20_Contents">
      <style:paragraph-properties fo:margin-top="0cm" fo:margin-bottom="0cm" loext:contextual-spacing="false" fo:line-height="112%" fo:text-align="start" style:justify-single-word="false"/>
      <style:text-properties fo:color="#222222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12%" fo:text-align="start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12%" fo:text-align="start" style:justify-single-word="false" fo:text-indent="0cm" style:auto-text-indent="false"/>
      <style:text-properties fo:color="#222222"/>
    </style:style>
    <style:style style:name="P4" style:family="paragraph" style:parent-style-name="Table_20_Heading">
      <style:paragraph-properties fo:margin-left="0cm" fo:margin-right="0cm" fo:margin-top="0cm" fo:margin-bottom="0cm" loext:contextual-spacing="false" fo:line-height="112%" fo:text-align="start" style:justify-single-word="false" fo:text-indent="0cm" style:auto-text-indent="false"/>
      <style:text-properties fo:color="#222222" fo:font-weight="bold"/>
    </style:style>
    <style:style style:name="P5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  <style:text-properties officeooo:paragraph-rsid="0009a5e0"/>
    </style:style>
    <style:style style:name="P6" style:family="paragraph" style:parent-style-name="Preformatted_20_Text">
      <style:paragraph-properties fo:margin-top="0.106cm" fo:margin-bottom="0.106cm" loext:contextual-spacing="false" fo:padding="0cm" fo:border="none"/>
    </style:style>
    <style:style style:name="P7" style:family="paragraph" style:parent-style-name="Preformatted_20_Text">
      <style:paragraph-properties fo:margin-top="0.106cm" fo:margin-bottom="0.106cm" loext:contextual-spacing="false" fo:padding="0cm" fo:border="none"/>
      <style:text-properties officeooo:paragraph-rsid="0009a5e0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6pt" officeooo:rsid="000686bd" officeooo:paragraph-rsid="000686bd" style:font-size-asian="5.25pt" style:font-size-complex="6pt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line-height="175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myriad-pro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75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75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333333" style:font-name="Consolas" loext:padding="0cm" loext:border="none"/>
    </style:style>
    <style:style style:name="T2" style:family="text">
      <style:text-properties fo:font-variant="normal" fo:text-transform="none" fo:color="#333333" style:font-name="myriad-pro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">Method</text:p>
            </table:table-cell>
            <table:table-cell table:style-name="Table1.A1" office:value-type="string">
              <text:p text:style-name="P4">Action</text:p>
            </table:table-cell>
            <table:table-cell table:style-name="Table1.A1" office:value-type="string">
              <text:p text:style-name="P4">Considers the return value of the block?</text:p>
            </table:table-cell>
            <table:table-cell table:style-name="Table1.A1" office:value-type="string">
              <text:p text:style-name="P4">Returns a new collection from the method?</text:p>
            </table:table-cell>
            <table:table-cell table:style-name="Table1.A1" office:value-type="string">
              <text:p text:style-name="P4">Length of the returned collec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"><text:span text:style-name="Source_20_Text"><text:span text:style-name="T1">each</text:span></text:span></text:p>
          </table:table-cell>
          <table:table-cell table:style-name="Table1.A1" office:value-type="string">
            <text:p text:style-name="P3">Iteration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No, it returns the original</text:p>
          </table:table-cell>
          <table:table-cell table:style-name="Table1.A1" office:value-type="string">
            <text:p text:style-name="P3">Length of original</text:p>
          </table:table-cell>
        </table:table-row>
        <table:table-row table:style-name="Table1.3">
          <table:table-cell table:style-name="Table1.A1" office:value-type="string">
            <text:p text:style-name="P2"><text:span text:style-name="Source_20_Text"><text:span text:style-name="T1">select</text:span></text:span></text:p>
          </table:table-cell>
          <table:table-cell table:style-name="Table1.A1" office:value-type="string">
            <text:p text:style-name="P3">Selection</text:p>
          </table:table-cell>
          <table:table-cell table:style-name="Table1.A1" office:value-type="string">
            <text:p text:style-name="P3">Yes, its truthiness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Length of original or less</text:p>
          </table:table-cell>
        </table:table-row>
        <table:table-row table:style-name="Table1.1">
          <table:table-cell table:style-name="Table1.A1" office:value-type="string">
            <text:p text:style-name="P2"><text:span text:style-name="Source_20_Text"><text:span text:style-name="T1">map</text:span></text:span></text:p>
          </table:table-cell>
          <table:table-cell table:style-name="Table1.A1" office:value-type="string">
            <text:p text:style-name="P3">Transformation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1">Length of original</text:p>
          </table:table-cell>
        </table:table-row>
      </table:table>
      <text:p text:style-name="Standard"/>
      <text:p text:style-name="Standard"/>
      <text:p text:style-name="P5">arr = [1, 2, 3]</text:p>
      <text:p text:style-name="P5"/>
      <text:p text:style-name="P5">arr.each do |x|</text:p>
      <text:p text:style-name="P6"><text:s text:c="2"/>x.odd?</text:p>
      <text:p text:style-name="P6">End</text:p>
      <text:p text:style-name="P7"><text:tab/><text:tab/>#=&gt; [1, 2, 3]</text:p>
      <text:p text:style-name="P7">-------------------------------------------------------</text:p>
      <text:p text:style-name="P7">arr.select do |x|</text:p>
      <text:p text:style-name="P6"><text:s text:c="2"/>x.odd?</text:p>
      <text:p text:style-name="P6">end </text:p>
      <text:p text:style-name="P7"><text:tab/><text:tab/>#=&gt; [1, 3]</text:p>
      <text:p text:style-name="P7">------------------------------------------------------</text:p>
      <text:p text:style-name="P7">arr.map do |x|</text:p>
      <text:p text:style-name="P6"><text:s text:c="2"/>x.odd?</text:p>
      <text:p text:style-name="P6">end </text:p>
      <text:p text:style-name="P6"><text:tab/><text:tab/>#=&gt; [true, false, true]</text:p>
      <text:p text:style-name="P6">--------------------------------------------------------</text:p>
      <text:p text:style-name="Standard"/>
      <text:list xml:id="list4113222420" text:style-name="L1">
        <text:list-item>
          <text:p text:style-name="P9">What the method does with the block's return value.</text:p>
        </text:list-item>
        <text:list-item>
          <text:p text:style-name="P9">What the ultimate return value of the method is.</text:p>
        </text:list-item>
        <text:list-item>
          <text:p text:style-name="P11"><text:span text:style-name="T2">Any side-effects that the code in the block may have.</text:span></text:p>
        </text:list-item>
      </text:list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9:45:09.616738090</meta:creation-date>
    <dc:date>2021-03-26T06:08:21.434419606</dc:date>
    <meta:editing-duration>P7DT15H25M35S</meta:editing-duration>
    <meta:editing-cycles>5</meta:editing-cycles>
    <meta:generator>LibreOffice/6.4.6.2$Linux_X86_64 LibreOffice_project/40$Build-2</meta:generator>
    <meta:document-statistic meta:table-count="1" meta:image-count="0" meta:object-count="0" meta:page-count="1" meta:paragraph-count="39" meta:word-count="115" meta:character-count="758" meta:non-whitespace-character-count="671"/>
  </office:meta>
</office:document-meta>
</file>